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7b93" officeooo:paragraph-rsid="00047b93"/>
    </style:style>
    <style:style style:name="P2" style:family="paragraph" style:parent-style-name="Text_20_body">
      <style:text-properties officeooo:rsid="00047b93" officeooo:paragraph-rsid="00047b93"/>
    </style:style>
    <style:style style:name="P3" style:family="paragraph" style:parent-style-name="Heading_20_2">
      <style:text-properties officeooo:rsid="00047b93" officeooo:paragraph-rsid="00047b93"/>
    </style:style>
    <style:style style:name="P4" style:family="paragraph" style:parent-style-name="Heading_20_4">
      <style:text-properties officeooo:rsid="00047b93" officeooo:paragraph-rsid="00047b93"/>
    </style:style>
    <style:style style:name="P5" style:family="paragraph" style:parent-style-name="Heading_20_3">
      <style:text-properties officeooo:rsid="00047b93" officeooo:paragraph-rsid="00047b93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# 🧠 Rapport de Coordination – Bolt AI x Cursor</text:h>
      <text:p text:style-name="P2"/>
      <text:h text:style-name="P3" text:outline-level="2">Introduction</text:h>
      <text:p text:style-name="Text_20_body"><text:span text:style-name="Strong_20_Emphasis">Bolt</text:span>, tu es l’intelligence artificielle responsable du développement d’un projet de grande ampleur : <text:span text:style-name="Strong_20_Emphasis">la création du meilleur escort directory au monde</text:span>.</text:p>
      <text:p text:style-name="Text_20_body">Aujourd’hui, le marché est déjà occupé par des plateformes solides comme <text:span text:style-name="Strong_20_Emphasis">tescort.com</text:span>, <text:span text:style-name="Strong_20_Emphasis">1baiser.com</text:span>, <text:span text:style-name="Strong_20_Emphasis">sexemodel.com</text:span>, <text:span text:style-name="Strong_20_Emphasis">eurogirlsescort.com</text:span>, ou encore <text:span text:style-name="Strong_20_Emphasis">escorts.news</text:span>. Mais notre ambition est claire : <text:span text:style-name="Strong_20_Emphasis">les dépasser tous</text:span> en concevant un site à la fois <text:span text:style-name="Strong_20_Emphasis">plus beau, plus rapide, plus fonctionnel et plus rentable</text:span>.</text:p>
      <text:p text:style-name="Text_20_body">Ce futur site d’escort doit devenir une <text:span text:style-name="Strong_20_Emphasis">référence internationale</text:span>, avec une interface irréprochable, une expérience utilisateur premium, et des outils puissants pour les escortes comme pour les clients. Il doit reposer sur une <text:span text:style-name="Strong_20_Emphasis">architecture robuste</text:span>, un <text:span text:style-name="Strong_20_Emphasis">design professionnel</text:span>, une <text:span text:style-name="Strong_20_Emphasis">navigation fluide</text:span>, et intégrer des systèmes avancés de <text:span text:style-name="Strong_20_Emphasis">gestion de profils, filtres, géolocalisation</text:span>, mais aussi — et surtout — une <text:span text:style-name="Strong_20_Emphasis">gestion optimale des paiements et des profits</text:span>.</text:p>
      <text:p text:style-name="Text_20_body"><text:span text:style-name="Strong_20_Emphasis">Ta mission, Bolt</text:span>, est donc de construire un écosystème numérique complet, capable de <text:span text:style-name="Strong_20_Emphasis">générer plusieurs millions d’euros de revenus</text:span> à terme. Tu devras réfléchir aux <text:span text:style-name="Strong_20_Emphasis">prestataires de paiement</text:span>, à la <text:span text:style-name="Strong_20_Emphasis">scalabilité du système</text:span>, à la <text:span text:style-name="Strong_20_Emphasis">monétisation intelligente</text:span>, et à tous les leviers techniques qui permettent de créer un produit commercial solide et rentable.</text:p>
      <text:p text:style-name="Text_20_body">Ce cahier des charges va te guider étape par étape dans la mise en place des <text:span text:style-name="Strong_20_Emphasis">fonctionnalités essentielles</text:span>. Je t’indiquerai également au fil du développement quelles <text:span text:style-name="Strong_20_Emphasis">fonctionnalités spécifiques</text:span> ou <text:span text:style-name="Strong_20_Emphasis">innovations différenciantes</text:span> doivent être ajoutées pour nous rapprocher de notre objectif : <text:span text:style-name="Strong_20_Emphasis">faire de ce site l’escort directory numéro un au monde</text:span>.</text:p>
      <text:p text:style-name="P2"/>
      <text:p text:style-name="P2"/>
      <text:p text:style-name="P2">## 🎯 Objectif</text:p>
      <text:p text:style-name="P2">Garantir la synchronisation parfaite entre :</text:p>
      <text:p text:style-name="P2">- **Frontend React (Bolt)** basé sur Supabase</text:p>
      <text:p text:style-name="P2">- **Backend Django (Cursor)** qui gère la logique métier</text:p>
      <text:p text:style-name="P2">Pour construire **le meilleur escort directory white label au monde**.</text:p>
      <text:p text:style-name="P2"/>
      <text:p text:style-name="P2">---</text:p>
      <text:p text:style-name="P2"/>
      <text:p text:style-name="P2">## ✅ Contexte Technique</text:p>
      <text:p text:style-name="P2"><text:soft-page-break/></text:p>
      <text:p text:style-name="P2">- **React Frontend**</text:p>
      <text:p text:style-name="P2"><text:s text:c="2"/>- Piloté par Bolt</text:p>
      <text:p text:style-name="P2"><text:s text:c="2"/>- Utilise **exclusivement Supabase** pour ses données</text:p>
      <text:p text:style-name="P2">- **Django Backend**</text:p>
      <text:p text:style-name="P2"><text:s text:c="2"/>- Gère : logique métier, back-office admin, ambassadeurs, affiliation</text:p>
      <text:p text:style-name="P2"><text:s text:c="2"/>- Écrit dans Supabase les données critiques</text:p>
      <text:p text:style-name="P2">- **Supabase**</text:p>
      <text:p text:style-name="P2"><text:s text:c="2"/>- Base de données centrale (PostgreSQL)</text:p>
      <text:p text:style-name="P2"><text:s text:c="2"/>- Fonctions RPC pour opérations sensibles</text:p>
      <text:p text:style-name="P2"/>
      <text:p text:style-name="P2">---</text:p>
      <text:p text:style-name="P2"/>
      <text:p text:style-name="P2">## 🧩 Ce que Bolt doit comprendre &amp; appliquer</text:p>
      <text:p text:style-name="P2"/>
      <text:p text:style-name="P2">### 🔗 Connexion entre React et Django via Supabase</text:p>
      <text:p text:style-name="P2"/>
      <text:p text:style-name="P2">- Pas de communication directe React ↔ Django, sauf pour l’admin</text:p>
      <text:p text:style-name="P2">- Django écrit dans Supabase :</text:p>
      <text:p text:style-name="P2"><text:s text:c="2"/>- `commissions`</text:p>
      <text:p text:style-name="P2"><text:s text:c="2"/>- `is_paid`</text:p>
      <text:p text:style-name="P2"><text:s text:c="2"/>- `white_labels` (logo, couleurs, domaine…)</text:p>
      <text:p text:style-name="P2"><text:s text:c="2"/>- `custom_rates`</text:p>
      <text:p text:style-name="P2"/>
      <text:p text:style-name="P2">🚫 **Bolt ne doit jamais modifier ces données critiques.**</text:p>
      <text:p text:style-name="P2"/>
      <text:p text:style-name="P2">---</text:p>
      <text:p text:style-name="P2"/>
      <text:p text:style-name="P2">### 🎨 Affichage Dynamique des White Labels</text:p>
      <text:p text:style-name="P2"/>
      <text:p text:style-name="P2">Au chargement du site :</text:p>
      <text:p text:style-name="P2">1. Lire le nom de domaine (`window.location.hostname`)</text:p>
      <text:p text:style-name="P2"><text:soft-page-break/>2. Rechercher dans `white_labels` (Supabase)</text:p>
      <text:p text:style-name="P2">3. Charger dynamiquement :</text:p>
      <text:p text:style-name="P2"><text:s text:c="3"/>- Logo (`logo_url`)</text:p>
      <text:p text:style-name="P2"><text:s text:c="3"/>- Couleurs (`primary_color`, `secondary_color`)</text:p>
      <text:p text:style-name="P2"><text:s text:c="3"/>- Nom (`site_name`)</text:p>
      <text:p text:style-name="P2"/>
      <text:p text:style-name="P2">🛑 **Ce mécanisme est vital. Il doit être fiable, rapide, sécurisé.**</text:p>
      <text:p text:style-name="P2"/>
      <text:p text:style-name="P2">---</text:p>
      <text:p text:style-name="P2"/>
      <text:p text:style-name="P2">### 🧼 Nettoyage &amp; refactor du code existant</text:p>
      <text:p text:style-name="P2"/>
      <text:p text:style-name="P2">Bolt peut :</text:p>
      <text:p text:style-name="P2">- Supprimer les parties obsolètes</text:p>
      <text:p text:style-name="P2">- Refactoriser les modules React (blacklist, favoris, reviews, etc.)</text:p>
      <text:p text:style-name="P2">- Revoir la modularité</text:p>
      <text:p text:style-name="P2"/>
      <text:p text:style-name="P2">Objectif final : **code propre, modulaire, scalable**</text:p>
      <text:p text:style-name="P2"/>
      <text:p text:style-name="P2">---</text:p>
      <text:p text:style-name="P2"/>
      <text:p text:style-name="P2">### 💡 Intelligence &amp; UI</text:p>
      <text:p text:style-name="P2"/>
      <text:p text:style-name="P2">Recommandations :</text:p>
      <text:p text:style-name="P2">- UI cohérente et responsive (NextUI, Shadcn, Tailwind)</text:p>
      <text:p text:style-name="P2">- Animations modernes : transitions, feedback utilisateur, loaders</text:p>
      <text:p text:style-name="P2">- Suggestions basées sur données : escortes similaires, contenu dynamique…</text:p>
      <text:p text:style-name="P2"/>
      <text:p text:style-name="P2">---</text:p>
      <text:p text:style-name="P2"/>
      <text:p text:style-name="P2">## 🧪 Tests, Documentation &amp; Déploiement</text:p>
      <text:p text:style-name="P2"/>
      <text:p text:style-name="P2"><text:soft-page-break/>### 🧾 Documentation</text:p>
      <text:p text:style-name="P2">- Côté Django : doc générée via **Sphinx**</text:p>
      <text:p text:style-name="P2">- Côté React (à faire par Bolt) :</text:p>
      <text:p text:style-name="P2"><text:s text:c="2"/>- JSDoc pour services / hooks</text:p>
      <text:p text:style-name="P2"><text:s text:c="2"/>- Doc technique d’architecture</text:p>
      <text:p text:style-name="P2"/>
      <text:p text:style-name="P2">### ✅ Tests</text:p>
      <text:p text:style-name="P2">- Tests unitaires pour services critiques</text:p>
      <text:p text:style-name="P2">- Tests d’intégration pour les flux complexes</text:p>
      <text:p text:style-name="P2"/>
      <text:p text:style-name="P2">### 🐳 Dockerisation finale</text:p>
      <text:p text:style-name="P2">- Dockeriser tout :</text:p>
      <text:p text:style-name="P2"><text:s text:c="2"/>- `React`</text:p>
      <text:p text:style-name="P2"><text:s text:c="2"/>- `Django`</text:p>
      <text:p text:style-name="P2"><text:s text:c="2"/>- `Supabase`</text:p>
      <text:p text:style-name="P2"><text:s text:c="2"/>- `nginx` (si besoin)</text:p>
      <text:p text:style-name="P2">- `docker-compose` prêt à l’emploi</text:p>
      <text:p text:style-name="P2"/>
      <text:p text:style-name="P2">---</text:p>
      <text:p text:style-name="P2"/>
      <text:p text:style-name="P2">## 📌 Résumé des points clés</text:p>
      <text:p text:style-name="P2"/>
      <text:p text:style-name="P2">| Élément <text:s text:c="16"/>| Directive <text:s text:c="43"/>|</text:p>
      <text:p text:style-name="P2">|------------------------|------------------------------------------------------|</text:p>
      <text:p text:style-name="P2">| White Label <text:s text:c="11"/>| Styles dynamiques basés sur domaine <text:s text:c="17"/>|</text:p>
      <text:p text:style-name="P2">| Authentification <text:s text:c="6"/>| JWT/session, sécurité solide <text:s text:c="24"/>|</text:p>
      <text:p text:style-name="P2">| Commissions <text:s text:c="11"/>| 100% Django (lecture Supabase uniquement) <text:s text:c="11"/>|</text:p>
      <text:p text:style-name="P2">| Supabase <text:s text:c="14"/>| Lecture/écriture côté React (lecture seulement sur données critiques) |</text:p>
      <text:p text:style-name="P2">| Code React <text:s text:c="12"/>| Refactor autorisé <text:s text:c="35"/>|</text:p>
      <text:p text:style-name="P2">| UI <text:s text:c="20"/>| Shadcn, Tailwind, composants modernes <text:s text:c="15"/>|</text:p>
      <text:p text:style-name="P2">| Docker <text:s text:c="16"/>| Déploiement unifié avec `docker-compose` <text:s text:c="12"/>|</text:p>
      <text:p text:style-name="P2">| Objectif final <text:s text:c="8"/>| Plateforme white-label scalable <text:s text:c="21"/>|</text:p>
      <text:p text:style-name="P2"><text:soft-page-break/></text:p>
      <text:p text:style-name="P2">---</text:p>
      <text:p text:style-name="P2"/>
      <text:p text:style-name="P2">## 📘 Affiliation : gestion du champ `ref_affiliate_id`</text:p>
      <text:p text:style-name="P2"/>
      <text:p text:style-name="P2">### 🎯 But</text:p>
      <text:p text:style-name="P2">- Associer chaque nouveau user à un ambassadeur</text:p>
      <text:p text:style-name="P2">- Champ `ref_affiliate_id` sur la table `profiles`</text:p>
      <text:p text:style-name="P2"/>
      <text:p text:style-name="P2">### 🔄 Récupération de l’ID affilié (React)</text:p>
      <text:p text:style-name="P2"/>
      <text:p text:style-name="P2">```js</text:p>
      <text:p text:style-name="P2">let params = new URLSearchParams(window.location.search);</text:p>
      <text:p text:style-name="P2">let affiliateId = params.get('ref_affiliate_id');</text:p>
      <text:p text:style-name="P2">if (affiliateId &amp;&amp; !document.cookie.includes('ref_affiliate_id')) {</text:p>
      <text:p text:style-name="P2"><text:s text:c="2"/>document.cookie = `ref_affiliate_id=${affiliateId}; Path=/; Max-Age=2592000; Secure; SameSite=Lax`;</text:p>
      <text:p text:style-name="P2">}</text:p>
      <text:p text:style-name="P2"/>
      <text:p text:style-name="P2"/>
      <text:p text:style-name="P2">📦 Le cookie est lu au moment de l’inscription pour envoyer l’ID au backend.</text:p>
      <text:p text:style-name="Horizontal_20_Line"/>
      <text:h text:style-name="Heading_20_3" text:outline-level="3">🗃 Stockage dans Supabase</text:h>
      <text:h text:style-name="Heading_20_4" text:outline-level="4">1. Table <text:span text:style-name="Source_20_Text">profiles</text:span></text:h>
      <text:p text:style-name="P2"/>
      <text:p text:style-name="P2">create table public.profiles (</text:p>
      <text:p text:style-name="P2"><text:s text:c="2"/>id uuid not null references auth.users(id) on delete cascade,</text:p>
      <text:p text:style-name="P2"><text:s text:c="2"/>ref_affiliate_id uuid,</text:p>
      <text:p text:style-name="P2"><text:s text:c="2"/>...</text:p>
      <text:p text:style-name="P2"><text:s text:c="2"/>primary key (id)</text:p>
      <text:p text:style-name="P2">);</text:p>
      <text:p text:style-name="P2">alter table public.profiles enable row level security;</text:p>
      <text:p text:style-name="P2"><text:soft-page-break/></text:p>
      <text:p text:style-name="P2">2. Stockage via Supabase Auth</text:p>
      <text:p text:style-name="P2"/>
      <text:p text:style-name="P2">supabase.auth.signUp({</text:p>
      <text:p text:style-name="P2"><text:s text:c="2"/>email,</text:p>
      <text:p text:style-name="P2"><text:s text:c="2"/>password,</text:p>
      <text:p text:style-name="P2"><text:s text:c="2"/>options: {</text:p>
      <text:p text:style-name="P2"><text:s text:c="4"/>data: {</text:p>
      <text:p text:style-name="P2"><text:s text:c="6"/>ref_affiliate_id: affiliateId</text:p>
      <text:p text:style-name="P2"><text:s text:c="4"/>}</text:p>
      <text:p text:style-name="P2"><text:s text:c="2"/>}</text:p>
      <text:p text:style-name="P2">});</text:p>
      <text:p text:style-name="P2"/>
      <text:p text:style-name="P2"/>
      <text:h text:style-name="P4" text:outline-level="4">3. Ou mise à jour après inscription</text:h>
      <text:p text:style-name="Preformatted_20_Text"/>
      <text:p text:style-name="P2">supabase.from('profiles').upsert({</text:p>
      <text:p text:style-name="P2"><text:s text:c="2"/>id: userId,</text:p>
      <text:p text:style-name="P2"><text:s text:c="2"/>ref_affiliate_id: affiliateId</text:p>
      <text:p text:style-name="P2">});</text:p>
      <text:p text:style-name="P2"/>
      <text:h text:style-name="P5" text:outline-level="3">🧮 Calcul des commissions – Django</text:h>
      <text:list text:style-name="L1">
        <text:list-item>
          <text:p text:style-name="P6">Django lit <text:span text:style-name="Source_20_Text">ref_affiliate_id</text:span> (via Supabase, service_role)</text:p>
        </text:list-item>
        <text:list-item>
          <text:p text:style-name="P6">Si non null :</text:p>
          <text:list>
            <text:list-item>
              <text:p text:style-name="P6">Appliquer le taux de commission</text:p>
            </text:list-item>
            <text:list-item>
              <text:p text:style-name="P6">Enregistrer dans une table <text:span text:style-name="Source_20_Text">commissions</text:span></text:p>
            </text:list-item>
          </text:list>
        </text:list-item>
      </text:list>
      <text:p text:style-name="P2"/>
      <text:p text:style-name="P2"/>
      <text:p text:style-name="P2"># Exemple Django</text:p>
      <text:p text:style-name="P2">Commission.objects.create(</text:p>
      <text:p text:style-name="P2"><text:s text:c="2"/>affiliate_id=ref_affiliate_id,</text:p>
      <text:p text:style-name="P2"><text:s text:c="2"/>order_id=...,</text:p>
      <text:p text:style-name="P2"><text:soft-page-break/><text:s text:c="2"/>amount=calculated_amount,</text:p>
      <text:p text:style-name="P2"><text:s text:c="2"/>type='direct'</text:p>
      <text:p text:style-name="P2">)</text:p>
      <text:p text:style-name="P2"/>
      <text:h text:style-name="P5" text:outline-level="3">🛡 Sécurité</text:h>
      <text:list text:style-name="L2">
        <text:list-item>
          <text:p text:style-name="P7">✅ Validation de <text:span text:style-name="Source_20_Text">ref_affiliate_id</text:span></text:p>
        </text:list-item>
        <text:list-item>
          <text:p text:style-name="P7">✅ RLS sur <text:span text:style-name="Source_20_Text">profiles</text:span></text:p>
        </text:list-item>
        <text:list-item>
          <text:p text:style-name="P7">✅ Cookies sécurisés (Secure, SameSite)</text:p>
        </text:list-item>
        <text:list-item>
          <text:p text:style-name="P7">✅ Consentement RGPD</text:p>
        </text:list-item>
        <text:list-item>
          <text:p text:style-name="P7">✅ Politique "First affiliate wins"</text:p>
        </text:list-item>
        <text:list-item>
          <text:p text:style-name="P7">✅ Logging des conversions</text:p>
        </text:list-item>
      </text:list>
      <text:p text:style-name="P2"/>
      <text:p text:style-name="P2"/>
      <text:p text:style-name="P2">@startuml</text:p>
      <text:p text:style-name="P2"/>
      <text:p text:style-name="P2">class Ambassador {</text:p>
      <text:p text:style-name="P2"><text:s text:c="2"/>id: string</text:p>
      <text:p text:style-name="P2"><text:s text:c="2"/>userId: string</text:p>
      <text:p text:style-name="P2"><text:s text:c="2"/>defaultRateEscort: float</text:p>
      <text:p text:style-name="P2"><text:s text:c="2"/>defaultRateAmbassador: float</text:p>
      <text:p text:style-name="P2">}</text:p>
      <text:p text:style-name="P2"/>
      <text:p text:style-name="P2">class WhiteLabel {</text:p>
      <text:p text:style-name="P2"><text:s text:c="2"/>id: string</text:p>
      <text:p text:style-name="P2"><text:s text:c="2"/>ambassadorId: string</text:p>
      <text:p text:style-name="P2"><text:s text:c="2"/>siteName: string</text:p>
      <text:p text:style-name="P2"><text:s text:c="2"/>colors: string</text:p>
      <text:p text:style-name="P2"><text:s text:c="2"/>logoUrl: string</text:p>
      <text:p text:style-name="P2"><text:s text:c="2"/>faviconUrl: string</text:p>
      <text:p text:style-name="P2">}</text:p>
      <text:p text:style-name="P2"/>
      <text:p text:style-name="P2"><text:soft-page-break/>class Commission {</text:p>
      <text:p text:style-name="P2"><text:s text:c="2"/>id: string</text:p>
      <text:p text:style-name="P2"><text:s text:c="2"/>referrer_id: string</text:p>
      <text:p text:style-name="P2"><text:s text:c="2"/>transaction_id: string</text:p>
      <text:p text:style-name="P2"><text:s text:c="2"/>amount: float</text:p>
      <text:p text:style-name="P2"><text:s text:c="2"/>type: string</text:p>
      <text:p text:style-name="P2"><text:s text:c="2"/>is_paid: boolean</text:p>
      <text:p text:style-name="P2">}</text:p>
      <text:p text:style-name="P2"/>
      <text:p text:style-name="P2">class Profile {</text:p>
      <text:p text:style-name="P2"><text:s text:c="2"/>id: string</text:p>
      <text:p text:style-name="P2"><text:s text:c="2"/>name: string</text:p>
      <text:p text:style-name="P2"><text:s text:c="2"/>ref_affiliate_id: string</text:p>
      <text:p text:style-name="P2">}</text:p>
      <text:p text:style-name="P2"/>
      <text:p text:style-name="P2">Ambassador "1" -- "N" WhiteLabel</text:p>
      <text:p text:style-name="P2">WhiteLabel "1" -- "N" Banner</text:p>
      <text:p text:style-name="P2">Profile "1" --&gt; "0..1" Ambassador : recruitedBy</text:p>
      <text:p text:style-name="P2">Profile "1" --&gt; "N" Transaction</text:p>
      <text:p text:style-name="P2">Commission --&gt; Transaction</text:p>
      <text:p text:style-name="P2">Commission --&gt; Ambassador</text:p>
      <text:p text:style-name="P2"/>
      <text:p text:style-name="P2">@enduml</text:p>
      <text:p text:style-name="P2"/>
      <text:p text:style-name="P2"/>
      <text:h text:style-name="P3" text:outline-level="2">2. Objectifs principaux du projet</text:h>
      <text:list text:style-name="L3">
        <text:list-item>
          <text:p text:style-name="P8">Créer un <text:span text:style-name="Strong_20_Emphasis">escort directory international haut de gamme</text:span></text:p>
        </text:list-item>
        <text:list-item>
          <text:p text:style-name="P8">Offrir une <text:span text:style-name="Strong_20_Emphasis">interface moderne, fluide, multilingue</text:span> (FR/EN/ES/DE minimum)</text:p>
        </text:list-item>
        <text:list-item>
          <text:p text:style-name="P8">Générer des <text:span text:style-name="Strong_20_Emphasis">revenus importants</text:span> via les options payantes, la pub, le premium, etc.</text:p>
        </text:list-item>
        <text:list-item>
          <text:p text:style-name="P8">Proposer une <text:span text:style-name="Strong_20_Emphasis">expérience utilisateur irréprochable</text:span> aussi bien pour les clients que pour les escortes</text:p>
        </text:list-item>
        <text:list-item>
          <text:p text:style-name="P8"><text:soft-page-break/>Optimiser <text:span text:style-name="Strong_20_Emphasis">la monétisation, le SEO et la performance technique</text:span></text:p>
        </text:list-item>
        <text:list-item>
          <text:p text:style-name="P8">Mettre en place une <text:span text:style-name="Strong_20_Emphasis">base technique scalable</text:span> et sécurisée (back-end &amp; front-end solides)</text:p>
        </text:list-item>
      </text:list>
      <text:p text:style-name="Horizontal_20_Line"/>
      <text:h text:style-name="Heading_20_2" text:outline-level="2">3. Références à analyser et dépasser</text:h>
      <text:p text:style-name="Text_20_body">Voici les sites à étudier pour s’en inspirer tout en faisant mieux :</text:p>
      <text:list text:style-name="L4">
        <text:list-item>
          <text:p text:style-name="P9"><text:a xlink:type="simple" xlink:href="https://www.tescort.com/" office:target-frame-name="_new" xlink:show="replace" text:style-name="Internet_20_link" text:visited-style-name="Visited_20_Internet_20_Link">tescort.com</text:a></text:p>
        </text:list-item>
        <text:list-item>
          <text:p text:style-name="P9"><text:a xlink:type="simple" xlink:href="https://www.1baiser.com/" office:target-frame-name="_new" xlink:show="replace" text:style-name="Internet_20_link" text:visited-style-name="Visited_20_Internet_20_Link">1baiser.com</text:a></text:p>
        </text:list-item>
        <text:list-item>
          <text:p text:style-name="P9"><text:a xlink:type="simple" xlink:href="https://www.sexemodel.com/" office:target-frame-name="_new" xlink:show="replace" text:style-name="Internet_20_link" text:visited-style-name="Visited_20_Internet_20_Link">sexemodel.com</text:a></text:p>
        </text:list-item>
        <text:list-item>
          <text:p text:style-name="P9"><text:a xlink:type="simple" xlink:href="https://www.eurogirlsescort.com/" office:target-frame-name="_new" xlink:show="replace" text:style-name="Internet_20_link" text:visited-style-name="Visited_20_Internet_20_Link">eurogirlsescort.com</text:a></text:p>
        </text:list-item>
        <text:list-item>
          <text:p text:style-name="P9"><text:a xlink:type="simple" xlink:href="https://www.escorts.news/" office:target-frame-name="_new" xlink:show="replace" text:style-name="Internet_20_link" text:visited-style-name="Visited_20_Internet_20_Link">escorts.news</text:a></text:p>
        </text:list-item>
      </text:list>
      <text:p text:style-name="Text_20_body">L’IA <text:span text:style-name="Strong_20_Emphasis">Bolt</text:span> devra analyser leur structure, leurs forces, leurs faiblesses et proposer une version plus performante.</text:p>
      <text:p text:style-name="Horizontal_20_Line"/>
      <text:h text:style-name="Heading_20_2" text:outline-level="2">4. Fonctionnalités principales à développer</text:h>
      <text:h text:style-name="Heading_20_3" text:outline-level="3">A. Front-End (utilisateurs)</text:h>
      <text:list text:style-name="L5">
        <text:list-item>
          <text:p text:style-name="P10">Fiches escortes complètes (photos, vidéos, tarifs, description, disponibilité, villes, tours…)</text:p>
        </text:list-item>
        <text:list-item>
          <text:p text:style-name="P10">Système de recherche avec <text:span text:style-name="Strong_20_Emphasis">filtres avancés</text:span> (ville, âge, nationalité, services proposés, etc.)</text:p>
        </text:list-item>
        <text:list-item>
          <text:p text:style-name="P10">Page de profil avec notation, commentaires, photos et vidéos vérifiées</text:p>
        </text:list-item>
        <text:list-item>
          <text:p text:style-name="P10">Carte interactive (géolocalisation) des escortes disponibles</text:p>
        </text:list-item>
        <text:list-item>
          <text:p text:style-name="P10">Multilingue (interface + SEO localisé)</text:p>
        </text:list-item>
        <text:list-item>
          <text:p text:style-name="P10">Responsive (desktop / mobile / tablette)</text:p>
        </text:list-item>
        <text:list-item>
          <text:p text:style-name="P10">Version claire + version sombre</text:p>
        </text:list-item>
        <text:list-item>
          <text:p text:style-name="P10">Back-office client : favoris, historique, messagerie privée</text:p>
        </text:list-item>
      </text:list>
      <text:h text:style-name="Heading_20_3" text:outline-level="3">B. Front-End (escort girls)</text:h>
      <text:list text:style-name="L6">
        <text:list-item>
          <text:p text:style-name="P11">Back-office escort : création/modification de profil</text:p>
        </text:list-item>
        <text:list-item>
          <text:p text:style-name="P11">Upload photos/vidéos</text:p>
        </text:list-item>
        <text:list-item>
          <text:p text:style-name="P11">Planning de disponibilité</text:p>
        </text:list-item>
        <text:list-item>
          <text:p text:style-name="P11">Système de badges ou vérification</text:p>
        </text:list-item>
        <text:list-item>
          <text:p text:style-name="P11">Statistiques de vues, contacts, etc.</text:p>
        </text:list-item>
        <text:list-item>
          <text:p text:style-name="P11">Achat de boost (remonter dans les résultats, mise en avant)</text:p>
        </text:list-item>
        <text:list-item>
          <text:p text:style-name="P11"><text:soft-page-break/>Paiement et gestion des options premium</text:p>
        </text:list-item>
      </text:list>
      <text:h text:style-name="Heading_20_3" text:outline-level="3">C. Admin &amp; Modération</text:h>
      <text:list text:style-name="L7">
        <text:list-item>
          <text:p text:style-name="P12">Tableau de bord complet : stats, revenus, modération</text:p>
        </text:list-item>
        <text:list-item>
          <text:p text:style-name="P12">Outils de validation manuelle ou auto des profils</text:p>
        </text:list-item>
        <text:list-item>
          <text:p text:style-name="P12">Alertes signalement / gestion des faux profils</text:p>
        </text:list-item>
        <text:list-item>
          <text:p text:style-name="P12">Gestion multi-admin</text:p>
        </text:list-item>
      </text:list>
      <text:p text:style-name="Horizontal_20_Line"/>
      <text:h text:style-name="Heading_20_2" text:outline-level="2">5. Webdesign et ergonomie</text:h>
      <text:list text:style-name="L8">
        <text:list-item>
          <text:p text:style-name="P13">Design <text:span text:style-name="Strong_20_Emphasis">haut de gamme</text:span>, élégant, érotique sans être vulgaire</text:p>
        </text:list-item>
        <text:list-item>
          <text:p text:style-name="P13">UX optimisée pour <text:span text:style-name="Strong_20_Emphasis">conversion</text:span> (CTA bien visibles, navigation fluide)</text:p>
        </text:list-item>
        <text:list-item>
          <text:p text:style-name="P13">UI moderne, animations fluides, composants animés (Framer Motion ou équivalent)</text:p>
        </text:list-item>
        <text:list-item>
          <text:p text:style-name="P13">Logo, charte graphique, palette couleurs sobres (noir/rouge/blanc/doré...)</text:p>
        </text:list-item>
      </text:list>
      <text:p text:style-name="Horizontal_20_Line"/>
      <text:h text:style-name="Heading_20_2" text:outline-level="2">6. Paiement, monétisation et gestion des profits</text:h>
      <text:list text:style-name="L9">
        <text:list-item>
          <text:p text:style-name="P14">Intégration de <text:span text:style-name="Strong_20_Emphasis">prestataires de paiement</text:span> adaptés à l'industrie (CCBill, Verotel, Segpay, Cryptomonnaies, Stripe si possible)</text:p>
        </text:list-item>
        <text:list-item>
          <text:p text:style-name="P14">Paiement en <text:span text:style-name="Strong_20_Emphasis">euros, USD, crypto</text:span></text:p>
        </text:list-item>
        <text:list-item>
          <text:p text:style-name="P14">Fonctionnalités payantes :</text:p>
          <text:list>
            <text:list-item>
              <text:p text:style-name="P14">Mise en avant de profil</text:p>
            </text:list-item>
            <text:list-item>
              <text:p text:style-name="P14">Boost de visibilité</text:p>
            </text:list-item>
            <text:list-item>
              <text:p text:style-name="P14">Options premium (photos privées, vidéos, etc.)</text:p>
            </text:list-item>
            <text:list-item>
              <text:p text:style-name="P14">Abonnement VIP pour les clients (accès à des escorts "Elite")</text:p>
            </text:list-item>
          </text:list>
        </text:list-item>
        <text:list-item>
          <text:p text:style-name="P14">Dashboard de revenus pour escortes</text:p>
        </text:list-item>
        <text:list-item>
          <text:p text:style-name="P14">Dashboard global de revenus pour l’admin</text:p>
        </text:list-item>
      </text:list>
      <text:h text:style-name="P3" text:outline-level="2">8. SEO, visibilité &amp; sécurité</text:h>
      <text:list text:style-name="L10">
        <text:list-item>
          <text:p text:style-name="P15">SEO international par langue et ville</text:p>
        </text:list-item>
        <text:list-item>
          <text:p text:style-name="P15">Balises meta, titres dynamiques, sitemap, URLs propres</text:p>
        </text:list-item>
        <text:list-item>
          <text:p text:style-name="P15">Système d’indexation automatique des nouvelles escortes</text:p>
        </text:list-item>
        <text:list-item>
          <text:p text:style-name="P15">Pages villes / régions pour le maillage interne</text:p>
        </text:list-item>
        <text:list-item>
          <text:p text:style-name="P15">HTTPS, protection des données sensibles</text:p>
        </text:list-item>
        <text:list-item>
          <text:p text:style-name="P15"><text:soft-page-break/>Anti-bot, captcha, double validation pour la création de comptes</text:p>
        </text:list-item>
      </text:list>
      <text:p text:style-name="Horizontal_20_Line"/>
      <text:h text:style-name="Heading_20_2" text:outline-level="2">9. Roadmap et phases de développement</text:h>
      <text:list text:style-name="L11">
        <text:list-item>
          <text:p text:style-name="P16">Phase de specs / benchmark technique</text:p>
        </text:list-item>
        <text:list-item>
          <text:p text:style-name="P16">Conception du prototype (UX/UI)</text:p>
        </text:list-item>
        <text:list-item>
          <text:p text:style-name="P16">Développement MVP (profil, search, back-office escort)</text:p>
        </text:list-item>
        <text:list-item>
          <text:p text:style-name="P16">Paiements &amp; boost</text:p>
        </text:list-item>
        <text:list-item>
          <text:p text:style-name="P16">SEO + internationalisation</text:p>
        </text:list-item>
        <text:list-item>
          <text:p text:style-name="P16">Version mobile + mise en production</text:p>
        </text:list-item>
      </text:list>
      <text:p text:style-name="Horizontal_20_Line"/>
      <text:h text:style-name="Heading_20_2" text:outline-level="2">10. Suivi &amp; évolutions</text:h>
      <text:list text:style-name="L12">
        <text:list-item>
          <text:p text:style-name="P17">Possibilité d’ajouter des fonctionnalités sur demande</text:p>
        </text:list-item>
        <text:list-item>
          <text:p text:style-name="P17">Suivi des performances du site (trafic, taux de conversion, revenus)</text:p>
        </text:list-item>
        <text:list-item>
          <text:p text:style-name="P17">Optimisations continues (techniques, SEO, UX)</text:p>
        </text:list-item>
        <text:list-item>
          <text:p text:style-name="P17">Préparation pour une version 2.0 avec IA générative (chat avec escort, recommandation, etc.)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1:33:09.998963649</meta:creation-date>
    <dc:date>2025-05-07T02:40:11.752918774</dc:date>
    <meta:editing-duration>PT1H6M56S</meta:editing-duration>
    <meta:editing-cycles>12</meta:editing-cycles>
    <meta:generator>LibreOffice/24.8.6.2$Linux_X86_64 LibreOffice_project/d50be90c1d90f0f90a5235ffcbbafbbfa38a83c2</meta:generator>
    <meta:document-statistic meta:table-count="0" meta:image-count="0" meta:object-count="0" meta:page-count="11" meta:paragraph-count="248" meta:word-count="1490" meta:character-count="10317" meta:non-whitespace-character-count="8731"/>
  </office:meta>
</office:document-meta>
</file>